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10.222in" svg:y="0.3453in">
            <draw:object draw:notify-on-update-of-ranges="Sheet1.K2:Sheet1.K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10.1571in" svg:y="4.0992in">
            <draw:object draw:notify-on-update-of-ranges="Sheet1.H2:Sheet1.H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10.2331in" svg:y="7.9476in">
            <draw:object draw:notify-on-update-of-ranges="Sheet1.E2:Sheet1.E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49in" svg:x="10.3413in" svg:y="11.9213in">
            <draw:object draw:notify-on-update-of-ranges="Sheet1.B2:Sheet1.B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49in" svg:x="3.5661in" svg:y="1.1295in">
            <draw:object draw:notify-on-update-of-ranges="Sheet1.U2:Sheet1.U9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9"/>
          <table:table-cell office:value-type="float" office:value="46" calcext:value-type="float">
            <text:p>46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9"/>
          <table:table-cell office:value-type="float" office:value="47" calcext:value-type="float">
            <text:p>47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9"/>
          <table:table-cell office:value-type="float" office:value="49" calcext:value-type="float">
            <text:p>49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9"/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office:value-type="float" office:value="52" calcext:value-type="float">
            <text:p>52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office:value-type="float" office:value="53" calcext:value-type="float">
            <text:p>5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office:value-type="float" office:value="54" calcext:value-type="float">
            <text:p>54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table:number-columns-repeated="9"/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office:value-type="float" office:value="57" calcext:value-type="float">
            <text:p>57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table:number-columns-repeated="9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table:number-columns-repeated="9"/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office:value-type="float" office:value="59" calcext:value-type="float">
            <text:p>59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table:number-columns-repeated="9"/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61" calcext:value-type="float">
            <text:p>61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62" calcext:value-type="float">
            <text:p>62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table:number-columns-repeated="9"/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3" calcext:value-type="float">
            <text:p>63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65" calcext:value-type="float">
            <text:p>65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table:number-columns-repeated="19"/>
          <table:table-cell office:value-type="float" office:value="66" calcext:value-type="float">
            <text:p>66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table:number-columns-repeated="19"/>
          <table:table-cell office:value-type="float" office:value="67" calcext:value-type="float">
            <text:p>67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table:number-columns-repeated="19"/>
          <table:table-cell office:value-type="float" office:value="68" calcext:value-type="float">
            <text:p>6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table:number-columns-repeated="19"/>
          <table:table-cell office:value-type="float" office:value="69" calcext:value-type="float">
            <text:p>69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table:number-columns-repeated="19"/>
          <table:table-cell office:value-type="float" office:value="70" calcext:value-type="float">
            <text:p>70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table:number-columns-repeated="19"/>
          <table:table-cell office:value-type="float" office:value="71" calcext:value-type="float">
            <text:p>71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table:number-columns-repeated="19"/>
          <table:table-cell office:value-type="float" office:value="72" calcext:value-type="float">
            <text:p>72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table:number-columns-repeated="19"/>
          <table:table-cell office:value-type="float" office:value="73" calcext:value-type="float">
            <text:p>73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table:number-columns-repeated="19"/>
          <table:table-cell office:value-type="float" office:value="74" calcext:value-type="float">
            <text:p>74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9"/>
          <table:table-cell office:value-type="float" office:value="75" calcext:value-type="float">
            <text:p>7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9"/>
          <table:table-cell office:value-type="float" office:value="76" calcext:value-type="float">
            <text:p>76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table:number-columns-repeated="19"/>
          <table:table-cell office:value-type="float" office:value="77" calcext:value-type="float">
            <text:p>77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19"/>
          <table:table-cell office:value-type="float" office:value="78" calcext:value-type="float">
            <text:p>7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9"/>
          <table:table-cell office:value-type="float" office:value="79" calcext:value-type="float">
            <text:p>7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table:number-columns-repeated="19"/>
          <table:table-cell office:value-type="float" office:value="80" calcext:value-type="float">
            <text:p>8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table:number-columns-repeated="19"/>
          <table:table-cell office:value-type="float" office:value="81" calcext:value-type="float">
            <text:p>8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9"/>
          <table:table-cell office:value-type="float" office:value="82" calcext:value-type="float">
            <text:p>8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9"/>
          <table:table-cell office:value-type="float" office:value="83" calcext:value-type="float">
            <text:p>8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19"/>
          <table:table-cell office:value-type="float" office:value="84" calcext:value-type="float">
            <text:p>8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19"/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19"/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19"/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19"/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9"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9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12:02:43.032681128</meta:creation-date>
    <dc:date>2021-11-12T08:10:24.026381907</dc:date>
    <meta:editing-duration>PT15H20M37S</meta:editing-duration>
    <meta:editing-cycles>1</meta:editing-cycles>
    <meta:document-statistic meta:table-count="1" meta:cell-count="484" meta:object-count="5"/>
    <meta:generator>LibreOffice/7.1.3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735cm" svg:y="4.203cm" style:legend-expansion="high" chart:style-name="ch2"/>
        <chart:plot-area chart:style-name="ch3" table:cell-range-address="Sheet1.K2:Sheet1.K66" svg:x="0.319cm" svg:y="0.18cm" svg:width="13.097cm" svg:height="8.645cm">
          <chart:coordinate-region svg:x="1.126cm" svg:y="0.379cm" svg:width="12.29cm" svg:height="7.6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66" chart:class="chart:bar"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K2:Sheet1.K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7.797cm" svg:y="0.316cm" chart:style-name="ch2">
          <text:p>7</text:p>
        </chart:title>
        <chart:legend chart:legend-position="end" svg:x="13.735cm" svg:y="4.204cm" style:legend-expansion="high" chart:style-name="ch3"/>
        <chart:plot-area chart:style-name="ch4" table:cell-range-address="Sheet1.H2:Sheet1.H45" svg:x="0.319cm" svg:y="1.275cm" svg:width="13.097cm" svg:height="7.551cm">
          <chart:coordinate-region svg:x="0.94cm" svg:y="1.474cm" svg:width="12.476cm" svg:height="6.5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H2:Sheet1.H45" chart:class="chart:bar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2:Sheet1.H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7.797cm" svg:y="0.316cm" chart:style-name="ch2">
          <text:p>6</text:p>
        </chart:title>
        <chart:legend chart:legend-position="end" svg:x="13.735cm" svg:y="4.203cm" style:legend-expansion="high" chart:style-name="ch3"/>
        <chart:plot-area chart:style-name="ch4" table:cell-range-address="Sheet1.E2:Sheet1.E28" svg:x="0.319cm" svg:y="1.275cm" svg:width="13.097cm" svg:height="7.55cm">
          <chart:coordinate-region svg:x="0.755cm" svg:y="1.474cm" svg:width="12.661cm" svg:height="6.7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2:Sheet1.E28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7.797cm" svg:y="0.316cm" chart:style-name="ch2">
          <text:p>5</text:p>
        </chart:title>
        <chart:legend chart:legend-position="end" svg:x="13.735cm" svg:y="4.203cm" style:legend-expansion="high" chart:style-name="ch3"/>
        <chart:plot-area chart:style-name="ch4" table:cell-range-address="Sheet1.B2:Sheet1.B15" svg:x="0.319cm" svg:y="1.275cm" svg:width="13.097cm" svg:height="7.55cm">
          <chart:coordinate-region svg:x="1.046cm" svg:y="1.474cm" svg:width="12.37cm" svg:height="6.7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5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7.797cm" svg:y="0.316cm" chart:style-name="ch2">
          <text:p>9</text:p>
        </chart:title>
        <chart:legend chart:legend-position="end" svg:x="13.735cm" svg:y="4.203cm" style:legend-expansion="high" chart:style-name="ch3"/>
        <chart:plot-area chart:style-name="ch4" table:cell-range-address="Sheet1.U2:Sheet1.U91" svg:x="0.319cm" svg:y="1.275cm" svg:width="13.097cm" svg:height="7.55cm">
          <chart:coordinate-region svg:x="1.126cm" svg:y="1.474cm" svg:width="12.29cm" svg:height="6.55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U2:Sheet1.U91" chart:class="chart:bar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U2:Sheet1.U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